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文泉驿微米黑" svg:font-family="文泉驿微米黑" style:font-family-generic="swiss" style:font-pitch="variable"/>
    <style:font-face style:name="文泉驿正黑" svg:font-family="文泉驿正黑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836cm" style:rel-column-width="14289*"/>
    </style:style>
    <style:style style:name="Table2.B" style:family="table-column">
      <style:table-column-properties style:column-width="13.758cm" style:rel-column-width="51246*"/>
    </style:style>
    <style:style style:name="Table2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style:vertical-align="middle" fo:padding="0.097cm" fo:border="0.002cm solid #000000"/>
    </style:style>
    <style:style style:name="Table2.A2" style:family="table-cell">
      <style:table-cell-properties fo:background-color="#83caff" fo:padding="0.097cm" fo:border-left="0.002cm solid #000000" fo:border-right="none" fo:border-top="none" fo:border-bottom="0.002cm solid #000000">
        <style:background-image/>
      </style:table-cell-properties>
    </style:style>
    <style:style style:name="Table2.B2" style:family="table-cell" style:data-style-name="N115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.B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2.302cm" style:rel-column-width="8573*"/>
    </style:style>
    <style:style style:name="Table1.B" style:family="table-column">
      <style:table-column-properties style:column-width="3.598cm" style:rel-column-width="13402*"/>
    </style:style>
    <style:style style:name="Table1.C" style:family="table-column">
      <style:table-column-properties style:column-width="11.695cm" style:rel-column-width="43560*"/>
    </style:style>
    <style:style style:name="Table1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83caff" fo:padding="0.097cm" fo:border="0.002cm solid #000000">
        <style:background-image/>
      </style:table-cell-properties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文泉驿正黑" fo:font-size="24pt" fo:font-weight="bold" style:font-name-asian="文泉驿正黑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文泉驿正黑" fo:font-size="12pt" fo:font-weight="bold" style:font-name-asian="文泉驿正黑" style:font-size-asian="12pt" style:language-asian="zh" style:country-asian="CN" style:font-weight-asian="bold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文泉驿正黑" fo:font-size="12pt" fo:font-weight="bold" style:font-name-asian="文泉驿正黑" style:font-size-asian="12pt" style:language-asian="zh" style:country-asian="CN" style:font-weight-asian="bold" style:font-size-complex="12pt"/>
    </style:style>
    <style:style style:name="P4" style:family="paragraph" style:parent-style-name="Standard">
      <style:paragraph-properties style:snap-to-layout-grid="false"/>
      <style:text-properties style:font-name="文泉驿正黑" fo:font-size="12pt" fo:font-weight="bold" style:font-name-asian="文泉驿正黑" style:font-size-asian="12pt" style:language-asian="zh" style:country-asian="CN" style:font-weight-asian="bold" style:font-name-complex="Ari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文泉驿正黑" fo:font-size="12pt" fo:font-weight="bold" style:font-name-asian="文泉驿正黑" style:font-size-asian="12pt" style:language-asian="zh" style:country-asian="CN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文泉驿正黑" fo:font-size="12pt" fo:font-weight="bold" style:font-name-asian="文泉驿正黑" style:font-size-asian="12pt" style:language-asian="zh" style:country-asian="CN" style:font-weight-asian="bold" style:font-name-complex="Arial" style:font-size-complex="12pt" style:font-weight-complex="bold"/>
    </style:style>
    <style:style style:name="P7" style:family="paragraph" style:parent-style-name="Standard">
      <style:text-properties style:font-name="文泉驿正黑" fo:font-weight="bold" style:font-name-asian="文泉驿正黑" style:font-weight-asian="bold" style:font-weight-complex="bold"/>
    </style:style>
    <style:style style:name="P8" style:family="paragraph" style:parent-style-name="Standard">
      <style:text-properties style:font-name="文泉驿正黑" style:font-name-asian="文泉驿正黑"/>
    </style:style>
    <style:style style:name="P9" style:family="paragraph" style:parent-style-name="Table_20_Contents">
      <style:paragraph-properties fo:text-align="start" style:justify-single-word="false"/>
      <style:text-properties style:font-name="文泉驿正黑" fo:font-size="12pt" fo:font-weight="bold" style:font-name-asian="文泉驿正黑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文泉驿正黑" fo:font-size="12pt" style:font-name-asian="文泉驿正黑" style:font-size-asian="12pt" style:font-size-complex="12pt"/>
    </style:style>
    <style:style style:name="P11" style:family="paragraph" style:parent-style-name="Table_20_Contents">
      <style:text-properties style:font-name="文泉驿正黑" fo:font-weight="bold" style:font-name-asian="文泉驿正黑" style:font-weight-asian="bold" style:font-weight-complex="bold"/>
    </style:style>
    <style:style style:name="P12" style:family="paragraph" style:parent-style-name="Table_20_Contents">
      <style:text-properties style:font-name="文泉驿正黑" style:font-name-asian="文泉驿正黑"/>
    </style:style>
    <style:style style:name="T1" style:family="text">
      <style:text-properties style:language-asian="zh" style:country-asian="CN"/>
    </style:style>
    <number:number-style style:name="N0">
      <number:number number:min-integer-digits="1"/>
    </number:number-style>
    <number:date-style style:name="N115">
      <number:year/>
      <number:text>／</number:text>
      <number:month/>
      <number:text>／</number:text>
      <number:day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­ <text:span text:style-name="T1">会议记录</text:span></text:p>
      <text:p text:style-name="P2">Meeting Minut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Project Name</text:p>
            <text:p text:style-name="P5">项目名称</text:p>
          </table:table-cell>
          <table:table-cell table:style-name="Table2.B1" office:value-type="string">
            <text:p text:style-name="P6">egg2例会</text:p>
          </table:table-cell>
        </table:table-row>
        <table:table-row>
          <table:table-cell table:style-name="Table2.A2" office:value-type="string">
            <text:p text:style-name="P4">Date</text:p>
            <text:p text:style-name="P5">时间</text:p>
          </table:table-cell>
          <table:table-cell table:style-name="Table2.B2" office:value-type="date" office:date-value="2012-01-30">
            <text:p text:style-name="P6">12／1／30</text:p>
          </table:table-cell>
        </table:table-row>
        <table:table-row>
          <table:table-cell table:style-name="Table2.A2" office:value-type="string">
            <text:p text:style-name="P4">Venue</text:p>
            <text:p text:style-name="P5">地点</text:p>
          </table:table-cell>
          <table:table-cell table:style-name="Table2.B3" office:value-type="string">
            <text:p text:style-name="P9">埃帕小会议室</text:p>
          </table:table-cell>
        </table:table-row>
        <table:table-row>
          <table:table-cell table:style-name="Table2.A2" office:value-type="string">
            <text:p text:style-name="P4">Topic</text:p>
            <text:p text:style-name="P5">会议目的</text:p>
          </table:table-cell>
          <table:table-cell table:style-name="Table2.B3" office:value-type="string">
            <text:p text:style-name="P10">Egg项目例会</text:p>
          </table:table-cell>
        </table:table-row>
        <table:table-row>
          <table:table-cell table:style-name="Table2.A2" office:value-type="string">
            <text:p text:style-name="P4">Attendee</text:p>
            <text:p text:style-name="P5">参加人员</text:p>
          </table:table-cell>
          <table:table-cell table:style-name="Table2.B3" office:value-type="string">
            <text:p text:style-name="P10">王正明，徐文钢，白帆</text:p>
          </table:table-cell>
        </table:table-row>
      </table:table>
      <text:p text:style-name="P3"/>
      <text:p text:style-name="P7">会议内容：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议题</text:p>
          </table:table-cell>
          <table:table-cell table:style-name="Table1.C1" office:value-type="string">
            <text:p text:style-name="P11">内容</text:p>
          </table:table-cell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2">Egg2 改field info的操作</text:p>
          </table:table-cell>
          <table:table-cell table:style-name="Table1.C2" office:value-type="string">
            <text:p text:style-name="P12">1. 徐文钢已经完成了field info修改中的对分词器的修改。</text:p>
            <text:p text:style-name="P12">2.还需要完成对field info中域名的修改。</text:p>
            <text:p text:style-name="P12">3 <text:s text:c="2"/>对域名进行修改产生新的问题： </text:p>
            <text:p text:style-name="P12"/>
            <text:p text:style-name="P12">1）需加一个修改对应接口</text:p>
            <text:p text:style-name="P12"/>
            <text:p text:style-name="P12">2) 修改域名将导致该包含该域的所有的document都将进行改名（不然eggDocument_get_field（fieldname）接口就失效，也就得不到对应域的内容，如果document不存放fieldname 而存放域id而存放，那么每篇document调用eggDocument_get_field（fieldname）取内容的时候，必须拿fieldname 去fieldinfo文件中比对，找到域id，这样做不行，太慢了，而且eggDocument相关函数接口都是内存操作，并没和文件句柄关联）</text:p>
            <text:p text:style-name="P12"/>
            <text:p text:style-name="P12">第2个问题没想好怎么解决，要一起讨论一下</text:p>
          </table:table-cell>
        </table:table-row>
        <table:table-row>
          <table:table-cell table:style-name="Table1.A2" office:value-type="float" office:value="2">
            <text:p text:style-name="P12">2</text:p>
          </table:table-cell>
          <table:table-cell table:style-name="Table1.B2" office:value-type="string">
            <text:p text:style-name="P12">Egg2 读写分离</text:p>
          </table:table-cell>
          <table:table-cell table:style-name="Table1.C2" office:value-type="string">
            <text:p text:style-name="P12">白帆目前的构思如下</text:p>
            <text:p text:style-name="P12"><text:soft-page-break/>1 写机器只负责存储最新的数据（目前暂定为1天的数据，配置文件体现），索引（key和id列表）全部放在内存里，document实体放在本地磁盘上</text:p>
            <text:p text:style-name="P12">2 写机器每天做一次commit操作，把当天的数据提交到所有的读机器上（顺序追加document实体，插入所有的id列表串，id要临时进行修改），然后写机器删除文件，重启服务。</text:p>
            <text:p text:style-name="P12">3 前端的写操作只提交给写机器，读，改，删操作则将写机器并入读机器，一并访问，以保证数据实时性（这里在调用eggapi对egg操作时，写操作egg路径可能要和读，改，删操作区分开来）。</text:p>
            <text:p text:style-name="P12"/>
            <text:p text:style-name="P12">目前估计到的问题</text:p>
            <text:p text:style-name="P12">1 写机器可能会内存不够</text:p>
            <text:p text:style-name="P12">2 读机器在接收写机器提交数据时，由于追加id列表操作还是得走b＋树，所以如果数据量过大，将可能还是会花费一段时间</text:p>
            <text:p text:style-name="P12">3 这个方法只能减轻对新数据的批量写操作，对批量删除和修改老数据没有帮助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文泉驿微米黑" svg:font-family="文泉驿微米黑" style:font-family-generic="swiss" style:font-pitch="variable"/>
    <style:font-face style:name="文泉驿正黑" svg:font-family="文泉驿正黑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Base" style:display-name="Heading Base" style:family="paragraph" style:parent-style-name="Standard" style:next-style-name="Text_20_body">
      <style:paragraph-properties fo:margin-left="1.905cm" fo:margin-right="0cm" fo:margin-top="0.247cm" fo:margin-bottom="0cm" style:line-height-at-least="0.388cm" fo:keep-together="always" fo:text-indent="0cm" style:auto-text-indent="false" fo:keep-with-next="always"/>
      <style:text-properties fo:font-size="11pt" fo:letter-spacing="-0.007cm" style:letter-kerning="true" style:font-size-asian="11pt"/>
    </style:style>
    <style:style style:name="Title" style:family="paragraph" style:parent-style-name="Heading_20_Base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stin </meta:initial-creator>
    <meta:creation-date>2011-06-01T16:49:13</meta:creation-date>
    <dc:date>2012-01-30T14:09:32</dc:date>
    <meta:editing-duration>PT04H51M37S</meta:editing-duration>
    <meta:editing-cycles>193</meta:editing-cycles>
    <meta:generator>OpenOffice.org/3.2$Linux OpenOffice.org_project/320m12$Build-9483</meta:generator>
    <meta:document-statistic meta:table-count="2" meta:image-count="0" meta:object-count="0" meta:page-count="2" meta:paragraph-count="38" meta:word-count="387" meta:character-count="881"/>
  </office:meta>
</office:document-meta>
</file>